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9cdcfe" style:font-name="Consolas" fo:font-size="10.5pt" fo:font-weight="normal" fo:background-color="#1e1e1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color="#4ec9b0" style:font-name="Consolas" fo:font-size="10.5pt" fo:font-weight="normal" fo:background-color="#1e1e1e"/>
    </style:style>
    <style:style style:name="T2" style:family="text">
      <style:text-properties fo:color="#d4d4d4" style:font-name="Consolas" fo:font-size="10.5pt" fo:font-weight="normal" fo:background-color="#1e1e1e"/>
    </style:style>
    <style:style style:name="T3" style:family="text">
      <style:text-properties fo:color="#dcdcaa" style:font-name="Consolas" fo:font-size="10.5pt" fo:font-weight="normal" fo:background-color="#1e1e1e"/>
    </style:style>
    <style:style style:name="T4" style:family="text">
      <style:text-properties fo:color="#ce9178" style:font-name="Consolas" fo:font-size="10.5pt" fo:font-weight="normal" fo:background-color="#1e1e1e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b5cea8" style:font-name="Consolas" fo:font-size="10.5pt" fo:font-weight="normal" fo:background-color="#1e1e1e"/>
    </style:style>
    <style:style style:name="T7" style:family="text">
      <style:text-properties fo:color="#9cdcfe" style:font-name="Consolas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avel 5.6</text:p>
      <text:p text:style-name="P2">routing</text:p>
      <text:p text:style-name="P2"/>
      <text:p text:style-name="P2">dossier root/routes</text:p>
      <text:p text:style-name="P2">-&gt; web pour le site</text:p>
      <text:p text:style-name="Standard"/>
      <text:p text:style-name="Standard">//charger une page localisée dans root/ressources/views</text:p>
      <text:p text:style-name="Standard">Route::get('/', function () {</text:p>
      <text:p text:style-name="Standard"><text:s text:c="4"/>return view('welcome');//=welcome.blade.php</text:p>
      <text:p text:style-name="Standard">//return 'simpleString'</text:p>
      <text:p text:style-name="Standard">});</text:p>
      <text:p text:style-name="Standard"/>
      <text:p text:style-name="Standard">//passer des variables</text:p>
      <text:p text:style-name="Standard">Route::get('/', function () {</text:p>
      <text:p text:style-name="Standard"><text:s text:c="4"/>return view('welcome',[</text:p>
      <text:p text:style-name="Standard"><text:tab/>'nom'=&gt;'valeur'</text:p>
      <text:p text:style-name="Standard"><text:s text:c="3"/>]);</text:p>
      <text:p text:style-name="Standard">});</text:p>
      <text:p text:style-name="Standard"/>
      <text:p text:style-name="Standard">si on a une variable dans le code qui doit prendre la meme valeur dans le tableau et son nom en clé on peut utiliser compact('nomvar','nomvar2')</text:p>
      <text:p text:style-name="Standard"/>
      <text:p text:style-name="Standard">on peut aussi passer des tableaux avec compact, il faudra ensuite dans la view utiliser un</text:p>
      <text:p text:style-name="Standard">foreach($tab as $value)</text:p>
      <text:p text:style-name="Standard"/>
      <text:p text:style-name="Standard">on peut utiliser le foreach en </text:p>
      <text:p text:style-name="Standard">&lt;?php foreach(...) : ?&gt;</text:p>
      <text:p text:style-name="Standard">&lt;html&gt;&lt;?php //exec dans la boucle?&gt; &lt;/html&gt;</text:p>
      <text:p text:style-name="Standard">&lt;?php endforeach?&gt;</text:p>
      <text:p text:style-name="Standard"/>
      <text:p text:style-name="Standard">on peut aussi utiliser blade comme ceci</text:p>
      <text:p text:style-name="Standard"/>
      <text:p text:style-name="Standard">@foreach($arr as $val)</text:p>
      <text:p text:style-name="Standard">&lt;html&gt;{{$val}}&lt;/html&gt;</text:p>
      <text:p text:style-name="Standard">@endforeach</text:p>
      <text:p text:style-name="Standard"/>
      <text:p text:style-name="Standard"/>
      <text:p text:style-name="Standard">//charger une classe</text:p>
      <text:p text:style-name="Standard">Route::get('/','PagesController@home') ;</text:p>
      <text:p text:style-name="Standard"/>
      <text:p text:style-name="Standard">laravel valet pour mac, check apres pour windows</text:p>
      <text:p text:style-name="Standard"/>
      <text:p text:style-name="Standard">configuration de la db dans root/.env</text:p>
      <text:p text:style-name="Standard"/>
      <text:p text:style-name="Standard">utiliser un interclassement utf8mb4_bin sur la bdd</text:p>
      <text:p text:style-name="Standard">dans root/app/Providers/AppServiceProvider.php :</text:p>
      <text:p text:style-name="Standard">importer <text:span text:style-name="T5">use</text:span><text:span text:style-name="T2"> Illuminate\Support\Facades\</text:span><text:span text:style-name="T1">Schema</text:span><text:span text:style-name="T2">;</text:span></text:p>
      <text:p text:style-name="Standard">et placer dans boot() <text:span text:style-name="T1">Schema</text:span><text:span text:style-name="T2">::</text:span><text:span text:style-name="T3">defaultStringLength</text:span><text:span text:style-name="T2">(</text:span><text:span text:style-name="T6">191</text:span><text:span text:style-name="T2">);</text:span></text:p>
      <text:p text:style-name="Standard"/>
      <text:p text:style-name="Standard">puis php artisan migrate</text:p>
      <text:p text:style-name="Standard"/>
      <text:p text:style-name="Standard">php artisan make:something pour utiliser le builder</text:p>
      <text:p text:style-name="Standard"><text:soft-page-break/></text:p>
      <text:p text:style-name="Standard">php artisan make:migration {name} [--create=dbname]</text:p>
      <text:p text:style-name="Standard"/>
      <text:p text:style-name="Standard">si erreur failed to open stream =&gt;composer dump-autoload</text:p>
      <text:p text:style-name="Standard"/>
      <text:p text:style-name="Standard">php artisan help commande</text:p>
      <text:p text:style-name="Standard"/>
      <text:p text:style-name="Standard">dans le fichier migration générer on peut ajouter des champs via $table-&gt;type(« name »)</text:p>
      <text:p text:style-name="Standard"/>
      <text:p text:style-name="Standard">réexécuter migrate pour appliquer la création de la table</text:p>
      <text:p text:style-name="Standard"/>
      <text:p text:style-name="Standard">php artisan migrate:refresh pour des changements sur la migration déjà exécutée</text:p>
      <text:p text:style-name="Standard"/>
      <text:p text:style-name="Standard"/>
      <text:p text:style-name="Standard">accès db </text:p>
      <text:p text:style-name="P3"/>
      <text:p text:style-name="Standard"><text:span text:style-name="T7">$results</text:span><text:span text:style-name="T2">=</text:span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span text:style-name="T2">&gt;</text:span><text:span text:style-name="T3">get</text:span><text:span text:style-name="T2">();//reprend tous les enregistrements</text:span></text:p>
      <text:p text:style-name="Standard"/>
      <text:p text:style-name="Standard">dans la view dans le cas foreach $result as $result</text:p>
      <text:p text:style-name="Standard">{{$result-&gt;champ}}</text:p>
      <text:p text:style-name="Standard"/>
      <text:p text:style-name="Standard">dans route /{nomCapture} et l'ajoutant en param du callback</text:p>
      <text:p text:style-name="Standard"/>
      <text:p text:style-name="Standard">dd($var) pour sortir la valeur de la var</text:p>
      <text:p text:style-name="Standard"/>
      <text:p text:style-name="Standard">on peut référer le retour d'une vue avec des . Au lieux des /</text:p>
      <text:p text:style-name="Standard"/>
      <text:p text:style-name="Standard"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a xlink:type="simple" xlink:href="db::table('tablename')-" text:style-name="Internet_20_link" text:visited-style-name="Visited_20_Internet_20_Link">&gt;find($id)</text:a><text:span text:style-name="T2">;</text:span></text:p>
      <text:p text:style-name="Standard"/>
      <text:p text:style-name="Standard">php artisan make:model Name</text:p>
      <text:p text:style-name="Standard"/>
      <text:p text:style-name="Standard"/>
      <text:p text:style-name="Standard">php artisan tinker pour tester les query en commandes</text:p>
      <text:p text:style-name="Standard"/>
      <text:p text:style-name="Standard">$tasks =App\Task::all() ; idem de la requête get</text:p>
      <text:p text:style-name="Standard"/>
      <text:p text:style-name="Standard">on peut ajouter des méthodes dans le modèle accessible après dans la vue</text:p>
      <text:p text:style-name="Standard"/>
      <text:p text:style-name="Standard">App\Task::find($id)</text:p>
      <text:p text:style-name="Standard"/>
      <text:p text:style-name="Standard">ou use App\Task pour passer direct pas Task</text:p>
      <text:p text:style-name="Standard"/>
      <text:p text:style-name="Standard">php artisan migrate:reset</text:p>
      <text:p text:style-name="Standard"/>
      <text:p text:style-name="Standard">pour avoir modele plus migration :</text:p>
      <text:p text:style-name="Standard"/>
      <text:p text:style-name="Standard">php artisan make:model -m</text:p>
      <text:p text:style-name="Standard"/>
      <text:p text:style-name="Standard">$model-&gt;save() ; créé l'entrée en db</text:p>
      <text:p text:style-name="Standard"/>
      <text:p text:style-name="Standard">-&gt;where('champ',val) attention boolean 0 1</text:p>
      <text:p text:style-name="Standard"/>
      <text:p text:style-name="Standard"/>
      <text:p text:style-name="Standard"><text:soft-page-break/>on peut ajouter des fonctions statiques dans le modele pour faire des requetes</text:p>
      <text:p text:style-name="Standard"/>
      <text:p text:style-name="Standard">public static function incomplete(){</text:p>
      <text:p text:style-name="Standard"><text:s text:c="4"/>return static::-&gt;where('completed',0)-&gt;get() ;</text:p>
      <text:p text:style-name="Standard">}</text:p>
      <text:p text:style-name="Standard"/>
      <text:p text:style-name="Standard">static remplace App\Task</text:p>
      <text:p text:style-name="Standard"/>
      <text:p text:style-name="Standard">pour faire des requetes multiples, on utilise une fonction non statique scope</text:p>
      <text:p text:style-name="Standard">//il faut faire commencer la fonction par scope</text:p>
      <text:p text:style-name="Standard">public function scopeIncomplete($query, ...args){</text:p>
      <text:p text:style-name="Standard"><text:s text:c="4"/>return $scope-&gt;where('completed',0) ;</text:p>
      <text:p text:style-name="Standard">}</text:p>
      <text:p text:style-name="Standard"/>
      <text:p text:style-name="Standard">App\Task::incomplete()-&gt;where('id','&gt;=',2)-&gt;get() ;</text:p>
      <text:p text:style-name="Standard"/>
      <text:p text:style-name="Standard">ajouter des controlleurs </text:p>
      <text:p text:style-name="Standard"/>
      <text:p text:style-name="Standard">Route::get('/','TasksController@index') ;</text:p>
      <text:p text:style-name="Standard"/>
      <text:p text:style-name="Standard">php artisan make:model Name -mc//genere aussi le controlleur et la migration</text:p>
      <text:p text:style-name="Standard"/>
      <text:p text:style-name="Standard">pour faire un layout:dans le layout @yield('content')</text:p>
      <text:p text:style-name="Standard"/>
      <text:p text:style-name="Standard">dans la vue</text:p>
      <text:p text:style-name="Standard">@extends('layout')</text:p>
      <text:p text:style-name="Standard"/>
      <text:p text:style-name="Standard">@section('content')</text:p>
      <text:p text:style-name="Standard"/>
      <text:p text:style-name="Standard">...contenu de la vue...</text:p>
      <text:p text:style-name="Standard"/>
      <text:p text:style-name="Standard">@endsection</text:p>
      <text:p text:style-name="Standard"/>
      <text:p text:style-name="Standard">on peut créer différente section dans le layout et les vues pour faire varier plusieurs contenus</text:p>
      <text:p text:style-name="Standard"/>
      <text:p text:style-name="Standard">@include pour incomporer des parties de pages à la manière d'un include</text:p>
      <text:p text:style-name="Standard"/>
      <text:p text:style-name="Standard">convention sur les routes :</text:p>
      <text:p text:style-name="Standard">get /items voir tous les items -&gt; ItemController@index</text:p>
      <text:p text:style-name="Standard">get /items/create créer un nouvel item -&gt;ItemController@create</text:p>
      <text:p text:style-name="Standard">post /items envoyé le nouvel item créé pour sauvegarder -&gt; ItemController@store</text:p>
      <text:p text:style-name="Standard">get /items/{id}/edit éditer l'item -&gt;ItemController@edit</text:p>
      <text:p text:style-name="Standard">patch /items/{id} envoyer les modification suite à l'édition -&gt;ItemController@update</text:p>
      <text:p text:style-name="Standard">get /items/{id} afficher un item spécifique -&gt; ItemController@show</text:p>
      <text:p text:style-name="Standard">delete /items/{id} supprimer un item spécifique -&gt;-&gt;ItemController@destroy</text:p>
      <text:p text:style-name="Standard"/>
      <text:p text:style-name="Standard">utiliser -r sur la création d'un controller pour intégrer les méthodes crud</text:p>
      <text:p text:style-name="Standard"/>
      <text:p text:style-name="Standard">utiliser {{csrf_field() }} dans les formulaires</text:p>
      <text:p text:style-name="Standard"/>
      <text:p text:style-name="Standard"/>
      <text:p text:style-name="Standard">dans store on peut utiliser la fonction request pour obtenir les champs :</text:p>
      <text:p text:style-name="Standard"><text:soft-page-break/>request()-&gt;all()</text:p>
      <text:p text:style-name="Standard">request('title')</text:p>
      <text:p text:style-name="Standard">request('cowNumber')</text:p>
      <text:p text:style-name="Standard"/>
      <text:p text:style-name="Standard">préférer utiliser use App\Model dans les controlleurs sinon utiliser \App\Model car chemin absolu</text:p>
      <text:p text:style-name="Standard"/>
      <text:p text:style-name="Standard">dans un modele, on peut utiliser protected $fillable pour autoriser des champs à l'assignement à la volée ou protected $guarded pour protéger certains de l'assignement à la volée</text:p>
      <text:p text:style-name="Standard">en faisant hériter tous les modeles d'un modele possedant $guarded on peut autoriser la modif à la volée sur tous les modèles enfants</text:p>
      <text:p text:style-name="Standard"/>
      <text:p text:style-name="Standard">pour sauver sans assignement à la volée on créé un nouveau modèle, on assigne ses props une par une puis on le sauve, pour le faire à la volée on fait Modele::create([« prop »=&gt;val,....])</text:p>
      <text:p text:style-name="Standard">on peut du coup faire Model::create(request-&gt;(['prop1','prop2'])) ; ou encore utiliser request()-&gt;all()</text:p>
      <text:p text:style-name="Standard"/>
      <text:p text:style-name="Standard">validation de formulaire</text:p>
      <text:p text:style-name="Standard">ajouter required dans les inputs html</text:p>
      <text:p text:style-name="Standard">faire les validations dans la méthode</text:p>
      <text:p text:style-name="Standard">$this-&gt;validate(request(),[</text:p>
      <text:p text:style-name="Standard"><text:s text:c="4"/>'prop'=&gt;'required|min:6|max:300',</text:p>
      <text:p text:style-name="Standard"><text:s text:c="4"/>....</text:p>
      <text:p text:style-name="Standard">]) ;</text:p>
      <text:p text:style-name="Standard"/>
      <text:p text:style-name="Standard">dans le html $errors-&gt;all() contient toutes les erreurs on peut boucler dessus</text:p>
      <text:p text:style-name="Standard">@if(count($errors)) pour afficher seulement si il y a des erreurs</text:p>
      <text:p text:style-name="Standard"/>
      <text:p text:style-name="Standard">return redirect('path') pour rediriger dans le controlleur</text:p>
      <text:p text:style-name="Standard"/>
      <text:p text:style-name="Standard">created_at et updated_at sont définit automatiquement en bdd</text:p>
      <text:p text:style-name="Standard">les timestamps sont des instances de carbon</text:p>
      <text:p text:style-name="Standard"/>
      <text:p text:style-name="Standard">dans les méthodes à id comme show on peut passer un modele et laravel ira chercher l'instance directement</text:p>
      <text:p text:style-name="Standard"/>
      <text:p text:style-name="Standard">-&gt;lastest() = orderby date desc</text:p>
      <text:p text:style-name="Standard"/>
      <text:p text:style-name="Standard">attention à l'ordre des routes avec les wildcards</text:p>
      <text:p text:style-name="Standard">function comments(){</text:p>
      <text:p text:style-name="Standard"><text:tab/>return $this-&gt;hasMany(Modele::class) ;</text:p>
      <text:p text:style-name="Standard">}</text:p>
      <text:p text:style-name="Standard">dans view : $post-&gt;comments sans ()</text:p>
      <text:p text:style-name="Standard">pour l'inverse de hasMany -&gt; $this-&gt;belongsTo(Modele::class) ;</text:p>
      <text:p text:style-name="Standard"/>
      <text:p text:style-name="Standard">si on veut utiliser PATCH ou DELETE dans un formulaire, le mettre en post puis utiliser {{method_field('PATCH')}}</text:p>
      <text:p text:style-name="P4">Laravel 5.7</text:p>
      <text:p text:style-name="P2">laravel new [projectName]</text:p>
      <text:p text:style-name="P2">php artisan serve</text:p>
      <text:p text:style-name="P2">routes/web.php configuration des routes</text:p>
      <text:p text:style-name="P2">Route::get('path',function(){</text:p>
      <text:p text:style-name="P2"><text:tab/>return view('viewName') ;<text:tab/></text:p>
      <text:p text:style-name="P2">}) ;</text:p>
      <text:p text:style-name="P2">php artisan make:controller</text:p>
      <text:p text:style-name="P2">php artisan migrate[:fresh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7-18T13:22:36.32</meta:creation-date>
    <dc:date>2018-11-19T15:36:02.62</dc:date>
    <meta:editing-duration>P1DT19H27M6S</meta:editing-duration>
    <meta:editing-cycles>46</meta:editing-cycles>
    <meta:generator>OpenOffice/4.1.0$Win32 OpenOffice.org_project/410m18$Build-9764</meta:generator>
    <dc:creator>bastien </dc:creator>
    <meta:document-statistic meta:table-count="0" meta:image-count="0" meta:object-count="0" meta:page-count="5" meta:paragraph-count="132" meta:word-count="801" meta:character-count="5810"/>
  </office:meta>
</office:document-meta>
</file>